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1A9A35221BF51ED34A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469cm" draw:z-index="0"><draw:image xlink:href="Pictures/10000001000002FB000001A9A35221BF51ED34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4:46:57.301270894</meta:creation-date>
    <dc:date>2022-12-06T14:47:21.392641182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Linux_X86_64 LibreOffice_project/8d7af0b9f05ca3f6bf3593323f061d3291e2ce28</meta:generator>
  </office:meta>
</office:document-meta>
</file>